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398in"/>
    </style:style>
    <style:style style:name="co2" style:family="table-column">
      <style:table-column-properties fo:break-before="auto" style:column-width="2.6283in"/>
    </style:style>
    <style:style style:name="co3" style:family="table-column">
      <style:table-column-properties fo:break-before="auto" style:column-width="2.187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e00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style-name="Default" office:value-type="string">
            <text:p>Date</text:p>
          </table:table-cell>
          <table:table-cell table:number-columns-repeated="2" table:style-name="ce2" office:value-type="string">
            <text:p>07/16/2012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Time</text:p>
          </table:table-cell>
          <table:table-cell table:style-name="ce2" office:value-type="string">
            <text:p>17:51:57</text:p>
          </table:table-cell>
          <table:table-cell table:style-name="ce2" office:value-type="string">
            <text:p>17:52:05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Event Name</text:p>
          </table:table-cell>
          <table:table-cell table:style-name="Default" office:value-type="string">
            <text:p>Cleared Cache-Run_1^http://google.com</text:p>
          </table:table-cell>
          <table:table-cell table:style-name="Default" office:value-type="string">
            <text:p>Cached-Run_1^http://google.com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URL</text:p>
          </table:table-cell>
          <table:table-cell office:value-type="string">
            <text:p>http://google.com</text:p>
          </table:table-cell>
          <table:table-cell office:value-type="string">
            <text:p>http://google.com</text:p>
          </table:table-cell>
          <table:table-cell table:number-columns-repeated="1021"/>
        </table:table-row>
        <table:table-row table:style-name="ro1">
          <table:table-cell office:value-type="string">
            <text:p>Load Time (ms)</text:p>
          </table:table-cell>
          <table:table-cell office:value-type="float" office:value="804">
            <text:p>804</text:p>
          </table:table-cell>
          <table:table-cell office:value-type="float" office:value="669">
            <text:p>669</text:p>
          </table:table-cell>
          <table:table-cell table:number-columns-repeated="1021"/>
        </table:table-row>
        <table:table-row table:style-name="ro1">
          <table:table-cell office:value-type="string">
            <text:p>Time to First Byte (ms)</text:p>
          </table:table-cell>
          <table:table-cell office:value-type="float" office:value="419">
            <text:p>419</text:p>
          </table:table-cell>
          <table:table-cell office:value-type="float" office:value="466">
            <text:p>466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unused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Bytes Out</text:p>
          </table:table-cell>
          <table:table-cell office:value-type="float" office:value="6816">
            <text:p>6816</text:p>
          </table:table-cell>
          <table:table-cell office:value-type="float" office:value="2122">
            <text:p>2122</text:p>
          </table:table-cell>
          <table:table-cell table:number-columns-repeated="1021"/>
        </table:table-row>
        <table:table-row table:style-name="ro1">
          <table:table-cell office:value-type="string">
            <text:p>Bytes In</text:p>
          </table:table-cell>
          <table:table-cell office:value-type="float" office:value="267652">
            <text:p>267652</text:p>
          </table:table-cell>
          <table:table-cell office:value-type="float" office:value="27379">
            <text:p>27379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DNS Lookups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Connection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Reques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OK Response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Redirects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Not Modified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Not Found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Other Responses</text:p>
          </table:table-cell>
          <table:table-cell table:number-columns-repeated="2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Error Cod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Time to Start Render (ms)</text:p>
          </table:table-cell>
          <table:table-cell office:value-type="float" office:value="607">
            <text:p>607</text:p>
          </table:table-cell>
          <table:table-cell office:value-type="float" office:value="680">
            <text:p>680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Segments Transmitted</text:p>
          </table:table-cell>
          <table:table-cell table:style-name="Default" office:value-type="float" office:value="129">
            <text:p>129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Segments Retransmitted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Packet Loss (out)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Activity Time(ms)</text:p>
          </table:table-cell>
          <table:table-cell office:value-type="float" office:value="2325">
            <text:p>2325</text:p>
          </table:table-cell>
          <table:table-cell office:value-type="float" office:value="975">
            <text:p>975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Descriptor</text:p>
          </table:table-cell>
          <table:table-cell table:number-columns-repeated="2" table:style-name="Default" office:value-type="string">
            <text:p>Launch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Lab ID</text:p>
          </table:table-cell>
          <table:table-cell table:number-columns-repeated="2" table:style-name="Default" office:value-type="float" office:value="-1">
            <text:p>-1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Dialer ID</text:p>
          </table:table-cell>
          <table:table-cell table:number-columns-repeated="2" table:style-name="Default" office:value-type="float" office:value="8105">
            <text:p>8105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Connection Type</text:p>
          </table:table-cell>
          <table:table-cell table:number-columns-repeated="2" table:style-name="Default" office:value-type="float" office:value="-1">
            <text:p>-1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Cach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Event URL</text:p>
          </table:table-cell>
          <table:table-cell table:style-name="Default" office:value-type="string">
            <text:p>http://google.com</text:p>
          </table:table-cell>
          <table:table-cell table:style-name="Default" office:value-type="string">
            <text:p>http://google.co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Pagetest Build</text:p>
          </table:table-cell>
          <table:table-cell table:number-columns-repeated="2" table:style-name="Default" office:value-type="float" office:value="325">
            <text:p>325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Measurement Type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Experimenta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Doc Complete Time (ms)</text:p>
          </table:table-cell>
          <table:table-cell office:value-type="float" office:value="804">
            <text:p>804</text:p>
          </table:table-cell>
          <table:table-cell office:value-type="float" office:value="669">
            <text:p>669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Event GUID</text:p>
          </table:table-cell>
          <table:table-cell table:style-name="Default" office:value-type="string">
            <text:p>dUcL6yvU8keUTk66hCd65g</text:p>
          </table:table-cell>
          <table:table-cell table:style-name="Default" office:value-type="string">
            <text:p>RA/2i2//jkG5793PGj65tg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Time to DOM Element (ms)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Includes Object Data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Cache Scor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Static CDN Score</text:p>
          </table:table-cell>
          <table:table-cell office:value-type="float" office:value="77">
            <text:p>77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One CDN Score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-1">
            <text:p>-1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GZIP Score</text:p>
          </table:table-cell>
          <table:table-cell table:number-columns-repeated="2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Cookie Score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Keep-Alive Score</text:p>
          </table:table-cell>
          <table:table-cell table:number-columns-repeated="2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DOCTYPE Score</text:p>
          </table:table-cell>
          <table:table-cell table:number-columns-repeated="2" table:style-name="Default" office:value-type="float" office:value="-1">
            <text:p>-1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Minify Score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1">
          <table:table-cell office:value-type="string">
            <text:p>Combine Score</text:p>
          </table:table-cell>
          <table:table-cell table:number-columns-repeated="2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Bytes Out (Doc)</text:p>
          </table:table-cell>
          <table:table-cell office:value-type="float" office:value="2837">
            <text:p>2837</text:p>
          </table:table-cell>
          <table:table-cell office:value-type="float" office:value="1304">
            <text:p>1304</text:p>
          </table:table-cell>
          <table:table-cell table:number-columns-repeated="1021"/>
        </table:table-row>
        <table:table-row table:style-name="ro1">
          <table:table-cell office:value-type="string">
            <text:p>Bytes In (Doc)</text:p>
          </table:table-cell>
          <table:table-cell office:value-type="float" office:value="186397">
            <text:p>186397</text:p>
          </table:table-cell>
          <table:table-cell office:value-type="float" office:value="27164">
            <text:p>27164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DNS Lookups (Doc)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Connections (Doc)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Requests (Doc)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OK Responses (Doc)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Redirects (Doc)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Not Modified (Doc)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Not Found (Doc)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Other Responses (Doc)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Compression Score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Host</text:p>
          </table:table-cell>
          <table:table-cell table:style-name="Default" office:value-type="string">
            <text:p>google.com</text:p>
          </table:table-cell>
          <table:table-cell table:style-name="Default" office:value-type="string">
            <text:p>google.co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IP Address</text:p>
          </table:table-cell>
          <table:table-cell table:style-name="Default" office:value-type="string">
            <text:p>74.125.228.66</text:p>
          </table:table-cell>
          <table:table-cell table:style-name="Default" office:value-type="string">
            <text:p>74.125.228.64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ETag Score</text:p>
          </table:table-cell>
          <table:table-cell table:number-columns-repeated="2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Flagged Requests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Flagged Connections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Max Simultaneous Flagged Connections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Time to Base Page Complete (ms)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640">
            <text:p>640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>
            <text:p>Base Page Result</text:p>
          </table:table-cell>
          <table:table-cell table:number-columns-repeated="2" table:style-name="Default" office:value-type="float" office:value="200">
            <text:p>200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Gzip Total Bytes</text:p>
          </table:table-cell>
          <table:table-cell office:value-type="float" office:value="206744">
            <text:p>206744</text:p>
          </table:table-cell>
          <table:table-cell office:value-type="float" office:value="26624">
            <text:p>26624</text:p>
          </table:table-cell>
          <table:table-cell table:number-columns-repeated="1021"/>
        </table:table-row>
        <table:table-row table:style-name="ro1">
          <table:table-cell office:value-type="string">
            <text:p>Gzip Savings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Minify Total Bytes</text:p>
          </table:table-cell>
          <table:table-cell office:value-type="float" office:value="178489">
            <text:p>17848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Minify Savings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Image Total Bytes</text:p>
          </table:table-cell>
          <table:table-cell office:value-type="float" office:value="58274">
            <text:p>5827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Image Savings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Base Page Redirects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021"/>
        </table:table-row>
        <table:table-row table:style-name="ro1">
          <table:table-cell office:value-type="string">
            <text:p>Optimization Checked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AFT (ms)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DOM Elements</text:p>
          </table:table-cell>
          <table:table-cell table:number-columns-repeated="2" office:value-type="float" office:value="270">
            <text:p>270</text:p>
          </table:table-cell>
          <table:table-cell table:number-columns-repeated="1021"/>
        </table:table-row>
        <table:table-row table:style-name="ro1">
          <table:table-cell office:value-type="string">
            <text:p>Page Speed Version</text:p>
          </table:table-cell>
          <table:table-cell table:number-columns-repeated="2" office:value-type="float" office:value="1.12">
            <text:p>1.12</text:p>
          </table:table-cell>
          <table:table-cell table:number-columns-repeated="1021"/>
        </table:table-row>
        <table:table-row table:style-name="ro1">
          <table:table-cell office:value-type="string">
            <text:p>Page Title</text:p>
          </table:table-cell>
          <table:table-cell table:number-columns-repeated="2" office:value-type="string">
            <text:p>Google</text:p>
          </table:table-cell>
          <table:table-cell table:number-columns-repeated="1021"/>
        </table:table-row>
        <table:table-row table:style-name="ro1">
          <table:table-cell office:value-type="string">
            <text:p>Time to Title</text:p>
          </table:table-cell>
          <table:table-cell office:value-type="float" office:value="542">
            <text:p>542</text:p>
          </table:table-cell>
          <table:table-cell office:value-type="float" office:value="596">
            <text:p>596</text:p>
          </table:table-cell>
          <table:table-cell table:number-columns-repeated="1021"/>
        </table:table-row>
        <table:table-row table:style-name="ro1">
          <table:table-cell office:value-type="string">
            <text:p>Load Event Start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Load Event End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DOM Content Ready Start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DOM Content Ready End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Visually Complete (ms)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string">
            <text:p>Browser Name</text:p>
          </table:table-cell>
          <table:table-cell table:number-columns-repeated="1023"/>
        </table:table-row>
        <table:table-row table:style-name="ro1">
          <table:table-cell office:value-type="string">
            <text:p>Browser Version</text:p>
          </table:table-cell>
          <table:table-cell table:number-columns-repeated="1023"/>
        </table:table-row>
        <table:table-row table:style-name="ro1">
          <table:table-cell office:value-type="string">
            <text:p>Run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Speed Index</text:p>
          </table:table-cell>
          <table:table-cell table:style-name="Default" table:number-columns-repeated="1023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7/16/2012</text:date>, <text:time>15:3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iana </meta:initial-creator>
    <meta:creation-date>2012-07-16T13:56:56</meta:creation-date>
    <dc:date>2012-07-16T15:36:36</dc:date>
    <dc:creator>tatiana </dc:creator>
    <meta:editing-duration>PT1H23M32S</meta:editing-duration>
    <meta:editing-cycles>33</meta:editing-cycles>
    <meta:generator>LibreOffice/3.4$Unix LibreOffice_project/340m1$Build-402</meta:generator>
    <meta:document-statistic meta:table-count="3" meta:cell-count="252" meta:object-count="0"/>
  </office:meta>
</office:document-meta>
</file>